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num. pacco</text:p>
          </table:table-cell>
          <table:table-cell office:value-type="string">
            <text:p>num.disegni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/>
        </table:table-row>
        <table:table-row table:style-name="ro1">
          <table:table-cell table:number-columns-repeated="2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74">
            <text:p>7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4">
            <text:p>6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table:number-columns-repeated="2"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string">
            <text:p>taccuini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86">
            <text:p>8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string">
            <text:p>xilo e lito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string">
            <text:p>taccuini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6">
            <text:p>76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0">
            <text:p>80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13">
            <text:p>13</text:p>
          </table:table-cell>
          <table:table-cell office:value-type="string">
            <text:p>taccuini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08">
            <text:p>108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8">
            <text:p>5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string">
            <text:p>xilo e lito</text:p>
          </table:table-cell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string">
            <text:p>xilo e lito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formula="of:=SUM([.B2:.B82])" office:value-type="float" office:value="3701">
            <text:p>370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1">21/06/2014</text:date>, <text:time>15.04.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01H11M21S</meta:editing-duration>
    <meta:editing-cycles>14</meta:editing-cycles>
    <meta:generator>OpenOffice.org/3.1$Win32 OpenOffice.org_project/310m19$Build-9420</meta:generator>
    <dc:date>2014-06-21T15:04:02.46</dc:date>
    <dc:creator>corinna beconi</dc:creator>
    <meta:document-statistic meta:table-count="3" meta:cell-count="166" meta:object-count="0"/>
    <meta:user-defined meta:name="Info 1"/>
    <meta:user-defined meta:name="Info 2"/>
    <meta:user-defined meta:name="Info 3"/>
    <meta:user-defined meta:name="Info 4"/>
  </office:meta>
</office:document-meta>
</file>